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start" style:justify-single-word="false" fo:break-before="page"/>
      <style:text-properties fo:color="#000000" style:font-name="Times New Roman" fo:font-size="12pt" fo:font-weight="bold" style:font-name-asian="Monospace" style:font-size-asian="12pt" style:font-weight-asian="bold" style:font-name-complex="Monospace" style:font-size-complex="12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style:font-name="Times New Roman" fo:font-size="12pt" fo:font-weight="bold" style:font-name-asian="Monospace" style:font-size-asian="12pt" style:font-weight-asian="bold" style:font-name-complex="Monospace" style:font-size-complex="12pt" style:font-weight-complex="bold"/>
    </style:style>
    <style:style style:name="P11" style:family="paragraph" style:parent-style-name="Standard">
      <style:paragraph-properties fo:text-align="start" style:justify-single-word="false"/>
      <style:text-properties fo:color="#000000" style:font-name="Monospace" fo:font-size="10pt" style:font-name-asian="Monospace" style:font-size-asian="10pt" style:font-name-complex="Monospace" style:font-size-complex="10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3" style:family="paragraph" style:parent-style-name="Standard" style:list-style-name="">
      <style:paragraph-properties fo:margin-left="0cm" fo:margin-right="0cm" fo:text-align="start" style:justify-single-word="false" fo:text-indent="0cm" style:auto-text-indent="false" style:text-autospace="none"/>
      <style:text-properties fo:color="#000000" fo:font-size="10pt" style:font-size-asian="10pt" style:font-size-complex="10pt"/>
    </style:style>
    <style:style style:name="P14" style:family="paragraph" style:parent-style-name="Standard">
      <style:paragraph-properties fo:margin-left="-0.026cm" fo:margin-right="0cm" fo:text-align="justify" style:justify-single-word="false" fo:text-indent="0cm" style:auto-text-indent="false">
        <style:tab-stops>
          <style:tab-stop style:position="-0.185cm"/>
        </style:tab-stops>
      </style:paragraph-properties>
      <style:text-properties fo:font-size="12pt" fo:font-weight="normal" style:font-size-asian="12pt" style:font-weight-asian="normal" style:font-size-complex="12pt" style:font-weight-complex="normal"/>
    </style:style>
    <style:style style:name="P15" style:family="paragraph" style:parent-style-name="Standard">
      <style:paragraph-properties fo:margin-left="0.397cm" fo:margin-right="0cm" fo:text-align="justify" style:justify-single-word="false" fo:text-indent="-0.37cm" style:auto-text-indent="false">
        <style:tab-stops/>
      </style:paragraph-properties>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Monospace" style:font-name-asian="Monospace" style:font-name-complex="Monospace"/>
    </style:style>
    <style:style style:name="T4" style:family="text">
      <style:text-properties fo:color="#7f0055" fo:font-weight="bold" style:font-weight-asian="bold" style:font-weight-complex="bold"/>
    </style:style>
    <style:style style:name="T5" style:family="text">
      <style:text-properties fo:color="#000000"/>
    </style:style>
    <style:style style:name="T6" style:family="text">
      <style:text-properties fo:color="#000000" fo:font-style="italic" style:font-style-asian="italic" style:font-style-complex="italic"/>
    </style:style>
    <style:style style:name="T7" style:family="text">
      <style:text-properties fo:color="#3f7f5f"/>
    </style:style>
    <style:style style:name="T8" style:family="text">
      <style:text-properties fo:color="#0000c0"/>
    </style:style>
    <style:style style:name="T9" style:family="text">
      <style:text-properties fo:color="#2a00ff"/>
    </style:style>
    <style:style style:name="T10" style:family="text">
      <style:text-properties fo:color="#7f9fbf" fo:font-weight="bold" style:font-weight-asian="bold" style:font-weight-complex="bold"/>
    </style:style>
    <style:style style:name="T11" style:family="text">
      <style:text-properties style:font-name="Monospace" style:font-name-asian="Monospace" style:font-name-complex="Monospace"/>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ystem Design Project – Individual Report 3</text:p>
      <text:p text:style-name="P3"/>
      <text:p text:style-name="P1">Group 12 – ‘Robot Unicorn Defenders’ - Robot Construction / Movement and Behaviour</text:p>
      <text:p text:style-name="P1">s0803284 – Daria Kuznetsova</text:p>
      <text:p text:style-name="P1"/>
      <text:section text:style-name="Sect1" text:name="Section1">
        <text:p text:style-name="P7">I. INTRODUCTION</text:p>
        <text:p text:style-name="P2"/>
        <text:p text:style-name="P14">In this, the third phase of the System Design Project, there was more focus put onto designing and implementing a movement strategy for the robot than previously. In light of this I took part in the work of the Movement and Behaviour subgroup as well as continuing my work in Robot Construction, the latter with a focus on collision detection.</text:p>
        <text:p text:style-name="P1"/>
        <text:p text:style-name="P7">II. ROBOT CONSTRUCTION</text:p>
        <text:p text:style-name="P7"/>
        <text:p text:style-name="P8">At the time of the previous milestone, we were having problems with our robot not moving forwards in a straight line. Over the last two weeks, replacement tyres and a spare motor were procured, as I had established through testing that the combination of a faulty tyre and mismatched motor speeds were at least a large part of the problem. We rebuilt the robot using these new components. It was also decided that to help the robot balance when moving forwards we should move the back stabiliser ball bearing to the front of the robot, and position the driving wheels further back. This way, the majority of the weight would be towards the front end, helping to keep the forwards motion true and minimise wavering. I tested this new design exhaustively on both of the pitches, ensuring reliable forward, backward and turning motion. </text:p>
        <text:p text:style-name="P8">Another development in robot construction was the beginnings of a collision detection system. I was involved in implementing two touch sensors at the front right and left corners of the robot, with lego axle pieces attached to their ‘noses’. We planned that these would be depressed if the robot collided with something while moving, and could send a signal to move backwards. However, it quickly became obvious that these would need to be repositioned at an angle, as the initial arrangement would only work if the collision was straight on, which would only cover a small subset of possible collisions. In the next phase, I hope to implement and test this new arrangement.</text:p>
        <text:p text:style-name="P8"/>
        <text:p text:style-name="P7">III. MOVEMENT AND BEHAVIOUR</text:p>
        <text:p text:style-name="P2"/>
        <text:p text:style-name="P8">In the Movement and Behaviour subgroup, working with two other team members, I implemented <text:s/>and tested the algorithm on which our current strategy is based: moveToPoint<text:note text:id="ftn0" text:note-class="footnote"><text:note-citation>1</text:note-citation><text:note-body><text:p text:style-name="Footnote">After struggling for some time with the Potential Functions strategy, we voted to discontinue this line of pursuit, and work on a more simple strategy.</text:p></text:note-body></text:note> (Appendix A). <text:s/>This method, located in our AbstractStrategy class, works as follows:</text:p>
        <text:p text:style-name="P8"/>
        <text:p text:style-name="P15">1. calculate distance between two points </text:p>
        <text:p text:style-name="P15">2. calculate the angle which the robot must turn <text:s text:c="6"/>to face the target point</text:p>
        <text:p text:style-name="P15">3. decide whether to turn left or right to face this direction, depending on which way is closer</text:p>
        <text:p text:style-name="P15">4. move towards the target point at a velocity proportional to the distance from this point (i.e., slowing down as we get closer)</text:p>
        <text:p text:style-name="P8"/>
        <text:p text:style-name="P8">This is a simple algorithm, based on elementary trigonometry. While it is less advanced and less robust than the Potential Functions strategy, it is versatile, and easy to understand and debug. We have had considerable success with it, and are using it extensively in our strategy. </text:p>
        <text:p text:style-name="P2"/>
        <text:p text:style-name="P7">IV. FUTURE PLANS</text:p>
        <text:p text:style-name="P2"/>
        <text:p text:style-name="P8">In the coming weeks, the construction subgroup hope to fully implement collision detection touch sensors on the robot, in order to improve our gameplay for the forthcoming friendly matches against other teams. Personally, I will also aim to be more involved in the movement and behaviour programming. We hope to reach the stage of cooperation where everyone can contribute something to the strategy and movement programs, whether it be code or new ideas. The ideal situation would be one where all the group members were involved in creating a successful strategy, one in which all our diverse skills could be combined. </text:p>
      </text:section>
      <text:p text:style-name="P4">Appendix A</text:p>
      <text:p text:style-name="P10"/>
      <text:p text:style-name="P11"><text:span text:style-name="T1">protected</text:span><text:span text:style-name="T1"> </text:span><text:span text:style-name="T1">void</text:span><text:span text:style-name="T1"> moveToPoint(Robot robot, Point point) {</text:span></text:p>
      <text:p text:style-name="P12"><text:tab/><text:tab/></text:p>
      <text:p text:style-name="P12"><text:tab/><text:tab/><text:span text:style-name="T1">double</text:span> dirAngle = 0;</text:p>
      <text:p text:style-name="P12"><text:tab/><text:tab/><text:span text:style-name="T1">int</text:span> left=1;</text:p>
      <text:p text:style-name="P12"><text:tab/><text:tab/><text:span text:style-name="T1">int</text:span> right=1;</text:p>
      <text:p text:style-name="P12"/>
      <text:p text:style-name="P12"><text:tab/><text:tab/>// find the distance between the robot and the ball</text:p>
      <text:p text:style-name="P12"><text:tab/><text:tab/><text:span text:style-name="T1">double</text:span> dy = robot.getY() - point.getY();</text:p>
      <text:p text:style-name="P12"><text:tab/><text:tab/><text:span text:style-name="T1">double</text:span> dx = robot.getX() - point.getX();</text:p>
      <text:p text:style-name="P12"><text:tab/><text:tab/><text:span text:style-name="T1">double</text:span> distance = Math.<text:span text:style-name="T2">sqrt</text:span>(dx*dx + dy*dy);</text:p>
      <text:p text:style-name="P12"><text:tab/><text:tab/></text:p>
      <text:p text:style-name="P12"><text:tab/><text:tab/>// find the required direction angle</text:p>
      <text:p text:style-name="P12"><text:tab/><text:tab/>dirAngle = Math.<text:span text:style-name="T2">toDegrees</text:span>(point.getAngleBetweenPoints(robot));<text:tab/></text:p>
      <text:p text:style-name="P12"/>
      <text:p text:style-name="P12"><text:tab/><text:tab/><text:span text:style-name="T1">double</text:span> angleDifference = robot.getTDegrees() - dirAngle;</text:p>
      <text:p text:style-name="P12"><text:tab/><text:tab/></text:p>
      <text:p text:style-name="P12"><text:tab/><text:tab/>// decide whether to turn left or right</text:p>
      <text:p text:style-name="P12"><text:tab/><text:tab/><text:span text:style-name="T1">if</text:span> (rotateState.equals("left")){</text:p>
      <text:p text:style-name="P12"><text:tab/><text:tab/><text:tab/>left = -1;</text:p>
      <text:p text:style-name="P12"><text:tab/><text:tab/><text:tab/>right = 1;</text:p>
      <text:p text:style-name="P12"><text:tab/><text:tab/>}</text:p>
      <text:p text:style-name="P12"><text:tab/><text:tab/><text:span text:style-name="T1">if</text:span> (rotateState.equals("right")){</text:p>
      <text:p text:style-name="P12"><text:tab/><text:tab/><text:tab/>left = 1;</text:p>
      <text:p text:style-name="P12"><text:tab/><text:tab/><text:tab/>right = -1;</text:p>
      <text:p text:style-name="P12"><text:tab/><text:tab/>}</text:p>
      <text:p text:style-name="P12"><text:tab/><text:tab/><text:span text:style-name="T1">if</text:span> (rotateState.equals("straight")){</text:p>
      <text:p text:style-name="P12"><text:tab/><text:tab/><text:tab/><text:span text:style-name="T1">if</text:span>((angleDifference &lt; 0 &amp;&amp; Math.<text:span text:style-name="T2">abs</text:span>(angleDifference) &lt; 180)</text:p>
      <text:p text:style-name="P12"><text:tab/><text:tab/><text:tab/><text:tab/><text:tab/>|| (angleDifference &gt; 180 &amp;&amp; <text:tab/><text:tab/><text:tab/><text:tab/><text:tab/><text:tab/><text:tab/><text:tab/><text:tab/><text:tab/><text:tab/>Math.<text:span text:style-name="T2">abs</text:span>(angleDifference) &gt; 180)) </text:p>
      <text:p text:style-name="P12"><text:tab/><text:tab/><text:tab/><text:tab/>rotateState = "left";</text:p>
      <text:p text:style-name="P12"><text:tab/><text:tab/><text:tab/><text:span text:style-name="T1">else</text:span></text:p>
      <text:p text:style-name="P12"><text:tab/><text:tab/><text:tab/><text:tab/>rotateState = "right";<text:tab/></text:p>
      <text:p text:style-name="P12"><text:tab/><text:tab/>}</text:p>
      <text:p text:style-name="P12"><text:tab/><text:tab/></text:p>
      <text:p text:style-name="P12"><text:tab/><text:tab/>// once the robot is facing in direction of the ball, move towards <text:tab/><text:tab/><text:tab/>it at</text:p>
      <text:p text:style-name="P12"><text:tab/><text:tab/>// a velocity proportional to the distance between them</text:p>
      <text:p text:style-name="P12"><text:tab/><text:tab/><text:span text:style-name="T1">if</text:span>(Math.<text:span text:style-name="T2">abs</text:span>(dirAngle - robot.getTDegrees()) % 360 &lt; 30) {</text:p>
      <text:p text:style-name="P12"><text:tab/><text:tab/><text:tab/>left = (<text:span text:style-name="T1">int</text:span>) (1*distance)/35;</text:p>
      <text:p text:style-name="P12"><text:tab/><text:tab/><text:tab/>right = (<text:span text:style-name="T1">int</text:span>) (1*distance)/35;<text:tab/></text:p>
      <text:p text:style-name="P12"><text:tab/><text:tab/><text:tab/>rotateState = "straight";</text:p>
      <text:p text:style-name="P12"><text:tab/><text:tab/>}</text:p>
      <text:p text:style-name="P12"/>
      <text:p text:style-name="P12"><text:tab/><text:tab/>left = Math.<text:span text:style-name="T2">min</text:span>(left, 4);</text:p>
      <text:p text:style-name="P12"><text:tab/><text:tab/>right = Math.<text:span text:style-name="T2">min</text:span>(right, 4);</text:p>
      <text:p text:style-name="P12"><text:tab/><text:tab/></text:p>
      <text:p text:style-name="P12"><text:tab/><text:tab/>executor.rotateWheels(left*70, right*70);</text:p>
      <text:p text:style-name="P13"><text:span text:style-name="T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UKai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ria Kuznetsova</meta:initial-creator>
    <meta:creation-date>2011-02-22T13:44:58</meta:creation-date>
    <dc:date>2011-02-23T12:12:20</dc:date>
    <dc:creator>Daria Kuznetsova</dc:creator>
    <meta:editing-duration>PT03H47M18S</meta:editing-duration>
    <meta:editing-cycles>8</meta:editing-cycles>
    <meta:generator>OpenOffice.org/3.2$Linux OpenOffice.org_project/320m12$Build-9483</meta:generator>
    <meta:document-statistic meta:table-count="0" meta:image-count="0" meta:object-count="0" meta:page-count="2" meta:paragraph-count="62" meta:word-count="792" meta:character-count="5000"/>
  </office:meta>
</office:document-meta>
</file>